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052" officeooo:paragraph-rsid="0008c052"/>
    </style:style>
    <style:style style:name="P2" style:family="paragraph" style:parent-style-name="Standard">
      <style:text-properties officeooo:rsid="0009c543" officeooo:paragraph-rsid="0009c543"/>
    </style:style>
    <style:style style:name="P3" style:family="paragraph" style:parent-style-name="Standard">
      <style:text-properties officeooo:rsid="0009c543" officeooo:paragraph-rsid="000a0da9"/>
    </style:style>
    <style:style style:name="P4" style:family="paragraph" style:parent-style-name="Standard">
      <style:text-properties officeooo:paragraph-rsid="000a0da9"/>
    </style:style>
    <style:style style:name="P5" style:family="paragraph" style:parent-style-name="Standard">
      <style:text-properties officeooo:paragraph-rsid="000c71b5"/>
    </style:style>
    <style:style style:name="P6" style:family="paragraph" style:parent-style-name="Standard">
      <style:text-properties officeooo:rsid="000eb91c" officeooo:paragraph-rsid="000eb91c"/>
    </style:style>
    <style:style style:name="P7" style:family="paragraph" style:parent-style-name="Standard">
      <style:text-properties officeooo:rsid="000eb91c" officeooo:paragraph-rsid="0010dcd6"/>
    </style:style>
    <style:style style:name="P8" style:family="paragraph" style:parent-style-name="Standard">
      <style:text-properties officeooo:rsid="000eb91c" officeooo:paragraph-rsid="0013cf91"/>
    </style:style>
    <style:style style:name="P9" style:family="paragraph" style:parent-style-name="Standard">
      <style:text-properties officeooo:rsid="000eb91c" officeooo:paragraph-rsid="00190ab6"/>
    </style:style>
    <style:style style:name="P10" style:family="paragraph" style:parent-style-name="Standard">
      <style:text-properties officeooo:rsid="000eb91c" officeooo:paragraph-rsid="001be824"/>
    </style:style>
    <style:style style:name="P11" style:family="paragraph" style:parent-style-name="Standard">
      <style:text-properties officeooo:rsid="000f99f3" officeooo:paragraph-rsid="000f99f3"/>
    </style:style>
    <style:style style:name="P12" style:family="paragraph" style:parent-style-name="Standard">
      <style:text-properties officeooo:rsid="0010dcd6" officeooo:paragraph-rsid="0010dcd6"/>
    </style:style>
    <style:style style:name="P13" style:family="paragraph" style:parent-style-name="Standard">
      <style:text-properties officeooo:rsid="000eb91c" officeooo:paragraph-rsid="0010dcd6" fo:background-color="#ffff00"/>
    </style:style>
    <style:style style:name="P14" style:family="paragraph" style:parent-style-name="Standard">
      <style:text-properties officeooo:rsid="000eb91c" officeooo:paragraph-rsid="0010dcd6" fo:background-color="#81d41a"/>
    </style:style>
    <style:style style:name="P15" style:family="paragraph" style:parent-style-name="Standard">
      <style:text-properties officeooo:rsid="000eb91c" officeooo:paragraph-rsid="0010dcd6" fo:background-color="#ff860d"/>
    </style:style>
    <style:style style:name="P16" style:family="paragraph" style:parent-style-name="Standard">
      <style:text-properties officeooo:rsid="001ec555" officeooo:paragraph-rsid="0013cf91"/>
    </style:style>
    <style:style style:name="P17" style:family="paragraph" style:parent-style-name="Standard">
      <style:text-properties officeooo:paragraph-rsid="0013cf91"/>
    </style:style>
    <style:style style:name="P18" style:family="paragraph" style:parent-style-name="Standard">
      <style:text-properties officeooo:rsid="000a0da9" officeooo:paragraph-rsid="000a0da9"/>
    </style:style>
    <style:style style:name="P19" style:family="paragraph" style:parent-style-name="Standard">
      <style:text-properties officeooo:rsid="000eb91c" officeooo:paragraph-rsid="0010dcd6" fo:background-color="#e16173"/>
    </style:style>
    <style:style style:name="P20" style:family="paragraph" style:parent-style-name="Standard">
      <style:text-properties style:text-underline-style="solid" style:text-underline-width="auto" style:text-underline-color="font-color" officeooo:rsid="000eb91c" officeooo:paragraph-rsid="0013cf91" fo:background-color="#ff860d"/>
    </style:style>
    <style:style style:name="P21" style:family="paragraph" style:parent-style-name="Standard">
      <style:text-properties style:text-underline-style="solid" style:text-underline-width="auto" style:text-underline-color="font-color" officeooo:rsid="000eb91c" officeooo:paragraph-rsid="00190ab6" fo:background-color="#ff860d"/>
    </style:style>
    <style:style style:name="P22" style:family="paragraph" style:parent-style-name="Standard">
      <style:text-properties style:text-underline-style="solid" style:text-underline-width="auto" style:text-underline-color="font-color" officeooo:rsid="000eb91c" officeooo:paragraph-rsid="001c58c4" fo:background-color="#ff860d"/>
    </style:style>
    <style:style style:name="P23" style:family="paragraph" style:parent-style-name="Standard">
      <style:text-properties style:text-underline-style="solid" style:text-underline-width="auto" style:text-underline-color="font-color" officeooo:rsid="000eb91c" officeooo:paragraph-rsid="00229dcd" fo:background-color="#ff860d"/>
    </style:style>
    <style:style style:name="P24" style:family="paragraph" style:parent-style-name="Standard">
      <style:text-properties style:text-underline-style="solid" style:text-underline-width="auto" style:text-underline-color="font-color" officeooo:rsid="001ec555" officeooo:paragraph-rsid="00190ab6" fo:background-color="#ff860d"/>
    </style:style>
    <style:style style:name="P25" style:family="paragraph" style:parent-style-name="Standard">
      <style:text-properties style:text-underline-style="solid" style:text-underline-width="auto" style:text-underline-color="font-color" officeooo:rsid="000eb91c" officeooo:paragraph-rsid="0013cf91" fo:background-color="#81d41a"/>
    </style:style>
    <style:style style:name="P26" style:family="paragraph" style:parent-style-name="Standard">
      <style:text-properties style:text-underline-style="solid" style:text-underline-width="auto" style:text-underline-color="font-color" officeooo:rsid="000eb91c" officeooo:paragraph-rsid="00190ab6" fo:background-color="#81d41a"/>
    </style:style>
    <style:style style:name="P27" style:family="paragraph" style:parent-style-name="Standard">
      <style:text-properties style:text-underline-style="solid" style:text-underline-width="auto" style:text-underline-color="font-color" officeooo:rsid="001dd721" officeooo:paragraph-rsid="001dd721" fo:background-color="#81d41a"/>
    </style:style>
    <style:style style:name="P28" style:family="paragraph" style:parent-style-name="Standard">
      <style:text-properties style:text-underline-style="solid" style:text-underline-width="auto" style:text-underline-color="font-color" officeooo:rsid="000eb91c" officeooo:paragraph-rsid="00190ab6" fo:background-color="#e16173"/>
    </style:style>
    <style:style style:name="P29" style:family="paragraph" style:parent-style-name="Standard">
      <style:text-properties style:text-underline-style="solid" style:text-underline-width="auto" style:text-underline-color="font-color" officeooo:rsid="000eb91c" officeooo:paragraph-rsid="001c58c4" fo:background-color="#e16173"/>
    </style:style>
    <style:style style:name="P30" style:family="paragraph" style:parent-style-name="Standard">
      <style:text-properties officeooo:paragraph-rsid="001be824"/>
    </style:style>
    <style:style style:name="P31" style:family="paragraph" style:parent-style-name="Standard">
      <style:text-properties officeooo:paragraph-rsid="001c58c4"/>
    </style:style>
    <style:style style:name="P32" style:family="paragraph" style:parent-style-name="Standard">
      <style:text-properties officeooo:rsid="001dd721" officeooo:paragraph-rsid="001dd721"/>
    </style:style>
    <style:style style:name="P33" style:family="paragraph" style:parent-style-name="Standard">
      <style:text-properties officeooo:rsid="001dd721" officeooo:paragraph-rsid="001f1b35"/>
    </style:style>
    <style:style style:name="P34" style:family="paragraph" style:parent-style-name="Standard">
      <style:text-properties officeooo:paragraph-rsid="00190ab6"/>
    </style:style>
    <style:style style:name="P35" style:family="paragraph" style:parent-style-name="Standard">
      <style:text-properties officeooo:rsid="001414b2" officeooo:paragraph-rsid="00229dcd"/>
    </style:style>
    <style:style style:name="P36" style:family="paragraph" style:parent-style-name="Standard">
      <style:text-properties officeooo:rsid="0017ab9a" officeooo:paragraph-rsid="00229dcd"/>
    </style:style>
    <style:style style:name="P37" style:family="paragraph" style:parent-style-name="Standard">
      <style:text-properties officeooo:rsid="00182cc1" officeooo:paragraph-rsid="00229dcd"/>
    </style:style>
    <style:style style:name="P38" style:family="paragraph" style:parent-style-name="Standard">
      <style:text-properties officeooo:rsid="0015df22" officeooo:paragraph-rsid="00229dcd"/>
    </style:style>
    <style:style style:name="P39" style:family="paragraph" style:parent-style-name="Standard">
      <style:text-properties officeooo:paragraph-rsid="00229dcd"/>
    </style:style>
    <style:style style:name="P40" style:family="paragraph" style:parent-style-name="Standard">
      <style:text-properties style:text-underline-style="none" officeooo:rsid="00233492" officeooo:paragraph-rsid="00233492" fo:background-color="transparent"/>
    </style:style>
    <style:style style:name="P41" style:family="paragraph" style:parent-style-name="Standard">
      <style:text-properties style:text-underline-style="none" officeooo:rsid="001f1b35" officeooo:paragraph-rsid="001f1b35" fo:background-color="transparent"/>
    </style:style>
    <style:style style:name="P42" style:family="paragraph" style:parent-style-name="Standard">
      <style:text-properties officeooo:rsid="002d91e1" officeooo:paragraph-rsid="00229dcd"/>
    </style:style>
    <style:style style:name="P43" style:family="paragraph" style:parent-style-name="Standard">
      <style:text-properties officeooo:rsid="002d91e1" officeooo:paragraph-rsid="002d91e1"/>
    </style:style>
    <style:style style:name="P44" style:family="paragraph" style:parent-style-name="Standard">
      <style:text-properties officeooo:paragraph-rsid="002f40f9"/>
    </style:style>
    <style:style style:name="P45" style:family="paragraph" style:parent-style-name="Standard">
      <style:text-properties officeooo:rsid="00470405" officeooo:paragraph-rsid="00470405"/>
    </style:style>
    <style:style style:name="P46" style:family="paragraph" style:parent-style-name="Standard">
      <style:text-properties officeooo:paragraph-rsid="004dfe53"/>
    </style:style>
    <style:style style:name="P47" style:family="paragraph" style:parent-style-name="Standard" style:master-page-name="">
      <style:paragraph-properties style:page-number="auto"/>
      <style:text-properties officeooo:paragraph-rsid="00229dcd"/>
    </style:style>
    <style:style style:name="P48"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49"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50" style:family="paragraph" style:parent-style-name="Text_20_body">
      <style:text-properties officeooo:rsid="002d91e1" officeooo:paragraph-rsid="003155c9"/>
    </style:style>
    <style:style style:name="P51" style:family="paragraph" style:parent-style-name="Text_20_body">
      <style:text-properties officeooo:rsid="002d91e1" officeooo:paragraph-rsid="00447d8e"/>
    </style:style>
    <style:style style:name="P52" style:family="paragraph" style:parent-style-name="Text_20_body">
      <style:text-properties officeooo:rsid="002d91e1" officeooo:paragraph-rsid="004cddc3"/>
    </style:style>
    <style:style style:name="P53" style:family="paragraph" style:parent-style-name="Text_20_body">
      <style:text-properties officeooo:paragraph-rsid="003155c9"/>
    </style:style>
    <style:style style:name="P54" style:family="paragraph" style:parent-style-name="Text_20_body">
      <style:text-properties officeooo:paragraph-rsid="00447d8e"/>
    </style:style>
    <style:style style:name="P55" style:family="paragraph" style:parent-style-name="Text_20_body">
      <style:text-properties officeooo:paragraph-rsid="004cddc3"/>
    </style:style>
    <style:style style:name="P56" style:family="paragraph" style:parent-style-name="Text_20_body">
      <style:text-properties officeooo:paragraph-rsid="004dfe53"/>
    </style:styl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Standard">
      <style:text-properties style:text-underline-style="none" officeooo:rsid="00470405" officeooo:paragraph-rsid="00470405" fo:background-color="transparent"/>
    </style:style>
    <style:style style:name="P60" style:family="paragraph" style:parent-style-name="Standard" style:list-style-name="L1">
      <loext:graphic-properties draw:fill="none"/>
      <style:paragraph-properties fo:background-color="transparent"/>
      <style:text-properties officeooo:paragraph-rsid="00229dcd"/>
    </style:style>
    <style:style style:name="P61" style:family="paragraph" style:parent-style-name="Standard" style:list-style-name="L1">
      <loext:graphic-properties draw:fill="none"/>
      <style:paragraph-properties fo:background-color="transparent"/>
      <style:text-properties officeooo:paragraph-rsid="00250b9d"/>
    </style:style>
    <style:style style:name="P62" style:family="paragraph" style:parent-style-name="Standard" style:list-style-name="L1">
      <loext:graphic-properties draw:fill="none"/>
      <style:paragraph-properties fo:background-color="transparent"/>
      <style:text-properties officeooo:rsid="0041e8e8" officeooo:paragraph-rsid="0041e8e8"/>
    </style:style>
    <style:style style:name="P63" style:family="paragraph" style:parent-style-name="Standard" style:list-style-name="L1">
      <loext:graphic-properties draw:fill="none"/>
      <style:paragraph-properties fo:background-color="transparent"/>
      <style:text-properties officeooo:rsid="00429f8b" officeooo:paragraph-rsid="00429f8b"/>
    </style:style>
    <style:style style:name="P64" style:family="paragraph" style:parent-style-name="Standard" style:list-style-name="L1">
      <loext:graphic-properties draw:fill="none"/>
      <style:paragraph-properties fo:background-color="transparent"/>
      <style:text-properties officeooo:rsid="00234af1" officeooo:paragraph-rsid="00229dcd"/>
    </style:style>
    <style:style style:name="P65" style:family="paragraph" style:parent-style-name="Standard" style:list-style-name="L1">
      <loext:graphic-properties draw:fill="none"/>
      <style:paragraph-properties fo:background-color="transparent"/>
      <style:text-properties officeooo:rsid="00250b9d" officeooo:paragraph-rsid="00250b9d"/>
    </style:style>
    <style:style style:name="P66" style:family="paragraph" style:parent-style-name="Standard" style:list-style-name="L1">
      <loext:graphic-properties draw:fill="none"/>
      <style:paragraph-properties fo:background-color="transparent"/>
      <style:text-properties officeooo:rsid="0025fb79" officeooo:paragraph-rsid="0025fb79"/>
    </style:style>
    <style:style style:name="P67" style:family="paragraph" style:parent-style-name="Standard" style:list-style-name="L1">
      <loext:graphic-properties draw:fill="none"/>
      <style:paragraph-properties fo:background-color="transparent"/>
      <style:text-properties officeooo:rsid="0029db3e" officeooo:paragraph-rsid="0029db3e"/>
    </style:style>
    <style:style style:name="P68" style:family="paragraph" style:parent-style-name="Standard" style:list-style-name="L1">
      <loext:graphic-properties draw:fill="none"/>
      <style:paragraph-properties fo:background-color="transparent"/>
      <style:text-properties officeooo:rsid="003155c9" officeooo:paragraph-rsid="0040c1ad"/>
    </style:style>
    <style:style style:name="P69" style:family="paragraph" style:parent-style-name="Standard" style:list-style-name="L2">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70"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3155c9" officeooo:paragraph-rsid="0040c1ad"/>
    </style:style>
    <style:style style:name="P71"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40c1ad" officeooo:paragraph-rsid="0040c1ad"/>
    </style:style>
    <style:style style:name="P72"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31fcaa" officeooo:paragraph-rsid="0040c1ad"/>
    </style:style>
    <style:style style:name="P73" style:family="paragraph" style:parent-style-name="Standard" style:list-style-name="L1" style:master-page-name="">
      <loext:graphic-properties draw:fill="none"/>
      <style:paragraph-properties style:page-number="auto" fo:background-color="transparent"/>
      <style:text-properties officeooo:paragraph-rsid="00229dcd"/>
    </style:style>
    <style:style style:name="P74" style:family="paragraph" style:parent-style-name="Standard" style:list-style-name="L1" style:master-page-name="">
      <loext:graphic-properties draw:fill="none"/>
      <style:paragraph-properties style:page-number="auto" fo:background-color="transparent"/>
      <style:text-properties officeooo:paragraph-rsid="0040c1ad"/>
    </style:style>
    <style:style style:name="P75" style:family="paragraph" style:parent-style-name="Standard" style:list-style-name="L1" style:master-page-name="">
      <loext:graphic-properties draw:fill="none"/>
      <style:paragraph-properties style:page-number="auto" fo:background-color="transparent"/>
      <style:text-properties officeooo:rsid="00234af1" officeooo:paragraph-rsid="00229dcd"/>
    </style:style>
    <style:style style:name="P76"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paragraph-rsid="00229dcd"/>
    </style:style>
    <style:style style:name="P77" style:family="paragraph" style:parent-style-name="Text_20_body">
      <style:text-properties style:text-underline-style="none" officeooo:rsid="004dfe53" officeooo:paragraph-rsid="004dfe53" fo:background-color="transparent"/>
    </style:style>
    <style:style style:name="P78" style:family="paragraph" style:parent-style-name="Text_20_body">
      <style:text-properties style:text-underline-style="none" officeooo:rsid="00234af1" officeooo:paragraph-rsid="004dfe53" fo:background-color="transparent"/>
    </style:style>
    <style:style style:name="P79" style:family="paragraph" style:parent-style-name="Text_20_body">
      <style:text-properties officeooo:paragraph-rsid="003155c9"/>
    </style:style>
    <style:style style:name="P80" style:family="paragraph" style:parent-style-name="Text_20_body">
      <style:text-properties officeooo:rsid="0058220c" officeooo:paragraph-rsid="0058220c"/>
    </style:style>
    <style:style style:name="P81" style:family="paragraph" style:parent-style-name="Text_20_body" style:list-style-name="L4"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82"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style:style>
    <style:style style:name="P83"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84"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85"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86"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P87"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3d4224"/>
    </style:style>
    <style:style style:name="P88"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4545ea"/>
    </style:style>
    <style:style style:name="P89"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864ed" officeooo:paragraph-rsid="004864ed"/>
    </style:style>
    <style:style style:name="P90" style:family="paragraph" style:parent-style-name="Text_20_body" style:list-style-name="L4">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a22cd" officeooo:paragraph-rsid="004a22cd"/>
    </style:style>
    <style:style style:name="P91" style:family="paragraph" style:parent-style-name="Text_20_body" style:list-style-name="L5" style:master-page-name="">
      <loext:graphic-properties draw:fill="none"/>
      <style:paragraph-properties fo:margin-left="1.9cm" fo:margin-right="0cm" fo:margin-top="0cm" fo:margin-bottom="0.247cm" loext:contextual-spacing="false" fo:line-height="115%" fo:text-indent="-0.6cm" style:auto-text-indent="false" style:page-number="auto" fo:background-color="transparent">
        <style:tab-stops/>
      </style:paragraph-properties>
      <style:text-properties officeooo:rsid="004f367b" officeooo:paragraph-rsid="004f367b"/>
    </style:style>
    <style:style style:name="P92"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4f367b"/>
    </style:style>
    <style:style style:name="P93"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54994b"/>
    </style:style>
    <style:style style:name="P94"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367b" officeooo:paragraph-rsid="004f367b"/>
    </style:style>
    <style:style style:name="P95"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8fcf" officeooo:paragraph-rsid="004f8fcf"/>
    </style:style>
    <style:style style:name="P96"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21664" officeooo:paragraph-rsid="00521664"/>
    </style:style>
    <style:style style:name="P97"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33a46" officeooo:paragraph-rsid="00533a46"/>
    </style:style>
    <style:style style:name="P98"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4994b" officeooo:paragraph-rsid="0054994b"/>
    </style:style>
    <style:style style:name="P99" style:family="paragraph" style:parent-style-name="Text_20_body" style:list-style-name="L5">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8220c" officeooo:paragraph-rsid="0058220c"/>
    </style:style>
    <style:style style:name="P100" style:family="paragraph" style:parent-style-name="Text_20_body" style:list-style-name="L6"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953cm"/>
        </style:tab-stops>
      </style:paragraph-properties>
      <style:text-properties officeooo:rsid="004f8fcf" officeooo:paragraph-rsid="004f8fcf"/>
    </style:style>
    <style:style style:name="P101" style:family="paragraph" style:parent-style-name="Text_20_body" style:list-style-name="L6">
      <loext:graphic-properties draw:fill="none"/>
      <style:paragraph-properties fo:margin-left="2.6cm" fo:margin-right="0cm" fo:margin-top="0cm" fo:margin-bottom="0.247cm" loext:contextual-spacing="false" fo:line-height="115%" fo:text-indent="-0.6cm" style:auto-text-indent="false" fo:background-color="transparent">
        <style:tab-stops>
          <style:tab-stop style:position="0.953cm"/>
        </style:tab-stops>
      </style:paragraph-properties>
      <style:text-properties officeooo:rsid="004f8fcf" officeooo:paragraph-rsid="004f8fcf"/>
    </style:style>
    <style:style style:name="P102" style:family="paragraph" style:parent-style-name="Text_20_body" style:list-style-name="L7"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459cm"/>
          <style:tab-stop style:position="0.864cm"/>
        </style:tab-stops>
      </style:paragraph-properties>
      <style:text-properties officeooo:paragraph-rsid="004f8fcf"/>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1ec555" fo:background-color="#e16173" loext:char-shading-value="0"/>
    </style:style>
    <style:style style:name="T16" style:family="text">
      <style:text-properties style:text-underline-style="solid" style:text-underline-width="auto" style:text-underline-color="font-color" officeooo:rsid="001530cd" fo:background-color="#e16173" loext:char-shading-value="0"/>
    </style:style>
    <style:style style:name="T17" style:family="text">
      <style:text-properties style:text-underline-style="solid" style:text-underline-width="auto" style:text-underline-color="font-color" officeooo:rsid="0017f486" fo:background-color="#e16173" loext:char-shading-value="0"/>
    </style:style>
    <style:style style:name="T18" style:family="text">
      <style:text-properties style:text-underline-style="solid" style:text-underline-width="auto" style:text-underline-color="font-color" officeooo:rsid="001be824" fo:background-color="#e16173" loext:char-shading-value="0"/>
    </style:style>
    <style:style style:name="T19" style:family="text">
      <style:text-properties style:text-underline-style="solid" style:text-underline-width="auto" style:text-underline-color="font-color" officeooo:rsid="001c58c4" fo:background-color="#e16173" loext:char-shading-value="0"/>
    </style:style>
    <style:style style:name="T20" style:family="text">
      <style:text-properties style:text-underline-style="solid" style:text-underline-width="auto" style:text-underline-color="font-color" officeooo:rsid="001dd721" fo:background-color="#e16173" loext:char-shading-value="0"/>
    </style:style>
    <style:style style:name="T21" style:family="text">
      <style:text-properties style:text-underline-style="solid" style:text-underline-width="auto" style:text-underline-color="font-color" officeooo:rsid="0020840d" fo:background-color="#e16173"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ec555" fo:background-color="#ffff00" loext:char-shading-value="0"/>
    </style:style>
    <style:style style:name="T24" style:family="text">
      <style:text-properties style:text-underline-style="solid" style:text-underline-width="auto" style:text-underline-color="font-color" fo:background-color="#ff860d" loext:char-shading-value="0"/>
    </style:style>
    <style:style style:name="T25" style:family="text">
      <style:text-properties style:text-underline-style="solid" style:text-underline-width="auto" style:text-underline-color="font-color" officeooo:rsid="000eb91c" fo:background-color="#ff860d" loext:char-shading-value="0"/>
    </style:style>
    <style:style style:name="T26" style:family="text">
      <style:text-properties style:text-underline-style="solid" style:text-underline-width="auto" style:text-underline-color="font-color" officeooo:rsid="0012e52a" fo:background-color="#ff860d" loext:char-shading-value="0"/>
    </style:style>
    <style:style style:name="T27" style:family="text">
      <style:text-properties style:text-underline-style="solid" style:text-underline-width="auto" style:text-underline-color="font-color" officeooo:rsid="001ec555" fo:background-color="#ff860d" loext:char-shading-value="0"/>
    </style:style>
    <style:style style:name="T28" style:family="text">
      <style:text-properties style:text-underline-style="solid" style:text-underline-width="auto" style:text-underline-color="font-color" officeooo:rsid="0015ec06" fo:background-color="#ff860d" loext:char-shading-value="0"/>
    </style:style>
    <style:style style:name="T29" style:family="text">
      <style:text-properties style:text-underline-style="solid" style:text-underline-width="auto" style:text-underline-color="font-color" officeooo:rsid="001be824" fo:background-color="#ff860d" loext:char-shading-value="0"/>
    </style:style>
    <style:style style:name="T30" style:family="text">
      <style:text-properties style:text-underline-style="solid" style:text-underline-width="auto" style:text-underline-color="font-color" officeooo:rsid="001c58c4" fo:background-color="#ff860d" loext:char-shading-value="0"/>
    </style:style>
    <style:style style:name="T31" style:family="text">
      <style:text-properties style:text-underline-style="solid" style:text-underline-width="auto" style:text-underline-color="font-color" officeooo:rsid="001dd721" fo:background-color="#ff860d" loext:char-shading-value="0"/>
    </style:style>
    <style:style style:name="T32" style:family="text">
      <style:text-properties style:text-underline-style="solid" style:text-underline-width="auto" style:text-underline-color="font-color" officeooo:rsid="0020ad70" fo:background-color="#ff860d" loext:char-shading-value="0"/>
    </style:style>
    <style:style style:name="T33" style:family="text">
      <style:text-properties style:text-underline-style="solid" style:text-underline-width="auto" style:text-underline-color="font-color" fo:background-color="#81d41a" loext:char-shading-value="0"/>
    </style:style>
    <style:style style:name="T34" style:family="text">
      <style:text-properties style:text-underline-style="solid" style:text-underline-width="auto" style:text-underline-color="font-color" officeooo:rsid="001ec555" fo:background-color="#81d41a" loext:char-shading-value="0"/>
    </style:style>
    <style:style style:name="T35" style:family="text">
      <style:text-properties style:text-underline-style="solid" style:text-underline-width="auto" style:text-underline-color="font-color" officeooo:rsid="001be824" fo:background-color="#81d41a" loext:char-shading-value="0"/>
    </style:style>
    <style:style style:name="T36" style:family="text">
      <style:text-properties style:text-underline-style="solid" style:text-underline-width="auto" style:text-underline-color="font-color" officeooo:rsid="000eb91c" fo:background-color="#81d41a" loext:char-shading-value="0"/>
    </style:style>
    <style:style style:name="T37" style:family="text">
      <style:text-properties style:text-underline-style="solid" style:text-underline-width="auto" style:text-underline-color="font-color" officeooo:rsid="001c58c4" fo:background-color="#81d41a" loext:char-shading-value="0"/>
    </style:style>
    <style:style style:name="T38" style:family="text">
      <style:text-properties style:text-underline-style="solid" style:text-underline-width="auto" style:text-underline-color="font-color" officeooo:rsid="001dd721" fo:background-color="#81d41a" loext:char-shading-value="0"/>
    </style:style>
    <style:style style:name="T39" style:family="text">
      <style:text-properties style:text-underline-style="solid" style:text-underline-width="auto" style:text-underline-color="font-color" officeooo:rsid="001ec555" fo:background-color="transparent" loext:char-shading-value="0"/>
    </style:style>
    <style:style style:name="T40" style:family="text">
      <style:text-properties style:text-underline-style="solid" style:text-underline-width="auto" style:text-underline-color="font-color" officeooo:rsid="001c58c4" fo:background-color="transparent" loext:char-shading-value="0"/>
    </style:style>
    <style:style style:name="T41" style:family="text">
      <style:text-properties style:text-underline-style="solid" style:text-underline-width="auto" style:text-underline-color="font-color" officeooo:rsid="001be824" fo:background-color="transparent" loext:char-shading-value="0"/>
    </style:style>
    <style:style style:name="T42" style:family="text">
      <style:text-properties style:text-underline-style="solid" style:text-underline-width="auto" style:text-underline-color="font-color" officeooo:rsid="000eb91c" fo:background-color="transparent" loext:char-shading-value="0"/>
    </style:style>
    <style:style style:name="T43" style:family="text">
      <style:text-properties style:text-underline-style="solid" style:text-underline-width="auto" style:text-underline-color="font-color" officeooo:rsid="000eb91c"/>
    </style:style>
    <style:style style:name="T44" style:family="text">
      <style:text-properties style:text-underline-style="solid" style:text-underline-width="auto" style:text-underline-color="font-color" officeooo:rsid="001c58c4"/>
    </style:style>
    <style:style style:name="T45" style:family="text">
      <style:text-properties style:text-underline-style="solid" style:text-underline-width="auto" style:text-underline-color="font-color" officeooo:rsid="0020840d"/>
    </style:style>
    <style:style style:name="T46" style:family="text">
      <style:text-properties style:text-underline-style="none"/>
    </style:style>
    <style:style style:name="T47" style:family="text">
      <style:text-properties style:text-underline-style="none" fo:background-color="transparent" loext:char-shading-value="0"/>
    </style:style>
    <style:style style:name="T48" style:family="text">
      <style:text-properties style:text-underline-style="none" officeooo:rsid="001ec555" fo:background-color="transparent" loext:char-shading-value="0"/>
    </style:style>
    <style:style style:name="T49" style:family="text">
      <style:text-properties style:text-underline-style="none" officeooo:rsid="000eb91c" fo:background-color="transparent" loext:char-shading-value="0"/>
    </style:style>
    <style:style style:name="T50" style:family="text">
      <style:text-properties style:text-underline-style="none" officeooo:rsid="001f847e" fo:background-color="transparent" loext:char-shading-value="0"/>
    </style:style>
    <style:style style:name="T51" style:family="text">
      <style:text-properties style:text-underline-style="none" officeooo:rsid="0010dcd6" fo:background-color="transparent" loext:char-shading-value="0"/>
    </style:style>
    <style:style style:name="T52" style:family="text">
      <style:text-properties style:text-underline-style="none" officeooo:rsid="001530cd" fo:background-color="transparent" loext:char-shading-value="0"/>
    </style:style>
    <style:style style:name="T53" style:family="text">
      <style:text-properties style:text-underline-style="none" officeooo:rsid="0015ec06" fo:background-color="transparent" loext:char-shading-value="0"/>
    </style:style>
    <style:style style:name="T54" style:family="text">
      <style:text-properties style:text-underline-style="none" officeooo:rsid="001f1b35" fo:background-color="transparent" loext:char-shading-value="0"/>
    </style:style>
    <style:style style:name="T55" style:family="text">
      <style:text-properties style:text-underline-style="none" officeooo:rsid="0020ad70" fo:background-color="transparent" loext:char-shading-value="0"/>
    </style:style>
    <style:style style:name="T56" style:family="text">
      <style:text-properties style:text-underline-style="none" officeooo:rsid="00234af1" fo:background-color="transparent" loext:char-shading-value="0"/>
    </style:style>
    <style:style style:name="T57" style:family="text">
      <style:text-properties style:text-underline-style="none" officeooo:rsid="001dd721" fo:background-color="transparent" loext:char-shading-value="0"/>
    </style:style>
    <style:style style:name="T58" style:family="text">
      <style:text-properties style:text-underline-style="none" officeooo:rsid="002f40f9" fo:background-color="transparent" loext:char-shading-value="0"/>
    </style:style>
    <style:style style:name="T59" style:family="text">
      <style:text-properties style:text-underline-style="none" officeooo:rsid="003b1345" fo:background-color="transparent" loext:char-shading-value="0"/>
    </style:style>
    <style:style style:name="T60" style:family="text">
      <style:text-properties style:text-underline-style="none" officeooo:rsid="003c444a" fo:background-color="transparent" loext:char-shading-value="0"/>
    </style:style>
    <style:style style:name="T61" style:family="text">
      <style:text-properties style:text-underline-style="none" officeooo:rsid="0035bade" fo:background-color="transparent" loext:char-shading-value="0"/>
    </style:style>
    <style:style style:name="T62" style:family="text">
      <style:text-properties style:text-underline-style="none" officeooo:rsid="003926c2" fo:background-color="transparent" loext:char-shading-value="0"/>
    </style:style>
    <style:style style:name="T63" style:family="text">
      <style:text-properties style:text-underline-style="none" officeooo:rsid="000eb91c"/>
    </style:style>
    <style:style style:name="T64" style:family="text">
      <style:text-properties fo:background-color="#ff860d" loext:char-shading-value="0"/>
    </style:style>
    <style:style style:name="T65" style:family="text">
      <style:text-properties officeooo:rsid="000eb91c"/>
    </style:style>
    <style:style style:name="T66" style:family="text">
      <style:text-properties officeooo:rsid="001dd721"/>
    </style:style>
    <style:style style:name="T67" style:family="text">
      <style:text-properties style:text-position="super 58%"/>
    </style:style>
    <style:style style:name="T68" style:family="text">
      <style:text-properties officeooo:rsid="0020840d"/>
    </style:style>
    <style:style style:name="T69" style:family="text">
      <style:text-properties officeooo:rsid="00182cc1"/>
    </style:style>
    <style:style style:name="T70" style:family="text">
      <style:text-properties officeooo:rsid="001414b2"/>
    </style:style>
    <style:style style:name="T71" style:family="text">
      <style:text-properties officeooo:rsid="00233492"/>
    </style:style>
    <style:style style:name="T72" style:family="text">
      <style:text-properties officeooo:rsid="00234af1"/>
    </style:style>
    <style:style style:name="T73" style:family="text">
      <style:text-properties officeooo:rsid="00250b9d"/>
    </style:style>
    <style:style style:name="T74" style:family="text">
      <style:text-properties officeooo:rsid="0025fb79"/>
    </style:style>
    <style:style style:name="T75" style:family="text">
      <style:text-properties officeooo:rsid="0027dfb8"/>
    </style:style>
    <style:style style:name="T76" style:family="text">
      <style:text-properties officeooo:rsid="0029db3e"/>
    </style:style>
    <style:style style:name="T77" style:family="text">
      <style:text-properties officeooo:rsid="002d91e1"/>
    </style:style>
    <style:style style:name="T78" style:family="text">
      <style:text-properties officeooo:rsid="002f40f9"/>
    </style:style>
    <style:style style:name="T79" style:family="text">
      <style:text-properties officeooo:rsid="002fc0b9"/>
    </style:style>
    <style:style style:name="T80" style:family="text">
      <style:text-properties officeooo:rsid="003155c9"/>
    </style:style>
    <style:style style:name="T81" style:family="text">
      <style:text-properties officeooo:rsid="0031fcaa"/>
    </style:style>
    <style:style style:name="T82" style:family="text">
      <style:text-properties fo:font-weight="bold" officeooo:rsid="00182cc1" style:font-weight-asian="bold" style:font-weight-complex="bold"/>
    </style:style>
    <style:style style:name="T83" style:family="text">
      <style:text-properties fo:font-weight="bold" officeooo:rsid="00234af1" style:font-weight-asian="bold" style:font-weight-complex="bold"/>
    </style:style>
    <style:style style:name="T84" style:family="text">
      <style:text-properties fo:font-weight="bold" officeooo:rsid="00233492" style:font-weight-asian="bold" style:font-weight-complex="bold"/>
    </style:style>
    <style:style style:name="T85" style:family="text">
      <style:text-properties fo:font-weight="bold" officeooo:rsid="002ba00f" style:font-weight-asian="bold" style:font-weight-complex="bold"/>
    </style:style>
    <style:style style:name="T86" style:family="text">
      <style:text-properties fo:font-weight="bold" officeooo:rsid="002fc0b9" style:font-weight-asian="bold" style:font-weight-complex="bold"/>
    </style:style>
    <style:style style:name="T87" style:family="text">
      <style:text-properties fo:font-weight="bold" officeooo:rsid="003155c9" style:font-weight-asian="bold" style:font-weight-complex="bold"/>
    </style:style>
    <style:style style:name="T88" style:family="text">
      <style:text-properties fo:font-weight="bold" officeooo:rsid="002f40f9" style:font-weight-asian="bold" style:font-weight-complex="bold"/>
    </style:style>
    <style:style style:name="T89" style:family="text">
      <style:text-properties officeooo:rsid="0032db14"/>
    </style:style>
    <style:style style:name="T90" style:family="text">
      <style:text-properties officeooo:rsid="0035bade"/>
    </style:style>
    <style:style style:name="T91" style:family="text">
      <style:text-properties officeooo:rsid="003926c2"/>
    </style:style>
    <style:style style:name="T92" style:family="text">
      <style:text-properties officeooo:rsid="003c444a"/>
    </style:style>
    <style:style style:name="T93" style:family="text">
      <style:text-properties officeooo:rsid="003d4224"/>
    </style:style>
    <style:style style:name="T94" style:family="text">
      <style:text-properties officeooo:rsid="003f079e"/>
    </style:style>
    <style:style style:name="T95" style:family="text">
      <style:text-properties officeooo:rsid="003f5d15"/>
    </style:style>
    <style:style style:name="T96" style:family="text">
      <style:text-properties officeooo:rsid="0040c1ad"/>
    </style:style>
    <style:style style:name="T97" style:family="text">
      <style:text-properties officeooo:rsid="0041e8e8"/>
    </style:style>
    <style:style style:name="T98" style:family="text">
      <style:text-properties officeooo:rsid="00447d8e"/>
    </style:style>
    <style:style style:name="T99" style:family="text">
      <style:text-properties officeooo:rsid="004864ed"/>
    </style:style>
    <style:style style:name="T100" style:family="text">
      <style:text-properties officeooo:rsid="004dfe53"/>
    </style:style>
    <style:style style:name="T101" style:family="text">
      <style:text-properties officeooo:rsid="004f367b"/>
    </style:style>
    <style:style style:name="T102" style:family="text">
      <style:text-properties officeooo:rsid="004f8fcf"/>
    </style:style>
    <style:style style:name="T103" style:family="text">
      <style:text-properties officeooo:rsid="00521664"/>
    </style:style>
    <style:style style:name="T104" style:family="text">
      <style:text-properties officeooo:rsid="00533a46"/>
    </style:style>
    <style:style style:name="T105" style:family="text">
      <style:text-properties officeooo:rsid="0054994b"/>
    </style:style>
    <style:style style:name="T106" style:family="text">
      <style:text-properties officeooo:rsid="005822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4"><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2">Il n’y a pas de grand projet sans <text:span text:style-name="T3">une </text:span>organisation rigoureuse <text:span text:style-name="T3">des processus et </text:span>des équipes.</text:p>
      <text:p text:style-name="P2"/>
      <text:p text:style-name="P3">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3">L’une des première<text:span text:style-name="T3">s</text:span> cause<text:span text:style-name="T3">s</text:span> e<text:span text:style-name="T3">s</text:span>t la mauvaise compréhension du besoin.</text:p>
      <text:p text:style-name="P3">Le « client » vient avec une envie <text:span text:style-name="T3">et il est du devoir de l’ingénieur de détecter le besoin pour d’abord satisfaire celui-ci.</text:span></text:p>
      <text:p text:style-name="P18">On peut illustrer cette obligation par la métaphore suivante :</text:p>
      <text:p text:style-name="P5"><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5"/>
      <text:p text:style-name="P5"><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5"/>
      <text:p text:style-name="P11"><text:a xlink:type="simple" xlink:href="https://hal.inria.fr/inria-00098954/" text:style-name="Internet_20_link" text:visited-style-name="Visited_20_Internet_20_Link">L’élicitation</text:a> des besoins est l’art de faire dire au client toutes les informations nécessaires au projet.</text:p>
      <text:p text:style-name="P11"/>
      <text:h text:style-name="P57" text:outline-level="1">Projet exemple</text:h>
      <text:p text:style-name="P6">L'association CultureDiffusion souhaite réaliser une bibliothèque numérique à gestion décentralisée.</text:p>
      <text:p text:style-name="P6">Le principe est de permettre à chaque membre de numériser les œuvres et aux bibliothécaires de les proposer à l'emprunt selon deux modalités.</text:p>
      <text:p text:style-name="P6">Toutes les œuvres du domaine public sont accessibles gratuitement, toutes les œuvres sous droits sont proposées en location pour une période de 2 semaines.</text:p>
      <text:p text:style-name="P6">Lorsqu'une œuvre passe dans le domaine public, elle devient accessible gratuitement et est diffusée aux membres ayant accordé à l'application suffisamment d'espace disque.</text:p>
      <text:p text:style-name="P6">Chaque membre de la bibliothèque peut emprunter ou louer une œuvre.</text:p>
      <text:p text:style-name="P6">Chaque membre peut proposer une œuvre et ainsi enrichir la bibliothèque.</text:p>
      <text:p text:style-name="P6">Chaque œuvre est constituée d'un fichier contenant l'œuvre et d'un fichier au format json contenant les informations sur l'œuvre.</text:p>
      <text:p text:style-name="P6">L'application bibliothèque possède un index des œuvres qui est mis à jour à chaque ajout ou suppression d'œuvre.</text:p>
      <text:p text:style-name="P6">L'application possède quatre rubriques proposées sous forme de répertoires.</text:p>
      <text:p text:style-name="P6">Un répertoire "fond_commun" avec une partie des œuvres libres de droits de l'association.</text:p>
      <text:p text:style-name="P6">Un répertoire "emprunts" avec les œuvres sous droit empruntées par le membre qui sont chiffrées avec sa clé.</text:p>
      <text:p text:style-name="P6">Un répertoire "séquestre" avec une partie des œuvres sous droit gérée par l'association, tous les fichiers y sont chiffrés, l'index n'y est pas accessible de façon directe.</text:p>
      <text:p text:style-name="P6">Un répertoire "à modérer" avec les œuvres que le membre a proposées.</text:p>
      <text:p text:style-name="P6">Lorsqu'une œuvre est proposée par un membre, elle est soumise à modération.</text:p>
      <text:p text:style-name="P6">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6">Selon le statut de l'œuvre modérée, l'application range dans la bonne rubrique et gère les droits d'accès.</text:p>
      <text:p text:style-name="P6">Si l'œuvre est dans le domaine public il peut y en avoir autant de copie qu'il y a de membre.</text:p>
      <text:p text:style-name="P6">Si l'œuvre est protégée alors il ne peut y avoir que 3 fois plus de copies que de licence d'exploitation, et chaque œuvre est chiffrée par une clé différente ayant une date de validité.</text:p>
      <text:p text:style-name="P6">À la fin de la validité d'un emprunt,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oft-page-break/><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p text:style-name="P6">On utilisera PlantUML.</text:p>
      <text:p text:style-name="P6">Réalisez le glossaire.</text:p>
      <text:p text:style-name="P6">Réalisez le diagramme de cas d'utilisations.</text:p>
      <text:p text:style-name="P6">Listez les scénarios de l'application, ajouter ceux fondamentaux n'apparaissant pas dans le cahier des charges.</text:p>
      <text:p text:style-name="P6">Triez les scénarios par ordre d'importance.</text:p>
      <text:p text:style-name="P6">Réalisez les 4 diagrammes de séquence système les plus importants.</text:p>
      <text:p text:style-name="P6">Réalisez les 5 diagrammes de classes des scénarios les plus importants.</text:p>
      <text:p text:style-name="P6">Faites un choix d'architecture et justifiez le.</text:p>
      <text:p text:style-name="P6">Quels design pattern utilisez vous et pourquoi ?</text:p>
      <text:p text:style-name="P6">Réalisez le diagramme de classe détaillant les associations et leur cardinalité.</text:p>
      <text:p text:style-name="P6"/>
      <text:p text:style-name="P6"/>
      <text:h text:style-name="P58" text:outline-level="2">Repérage des mots clés</text:h>
      <text:h text:style-name="Heading_20_3" text:outline-level="3">Légende des couleurs</text:h>
      <text:p text:style-name="P12"><text:span text:style-name="T8">Concept</text:span><text:span text:style-name="T9"> : Mot portant une signification pour le projet ;</text:span></text:p>
      <text:p text:style-name="P13">Nom propre<text:span text:style-name="T9"> : </text:span><text:span text:style-name="T10">Identifiant unique d’une chose ou d’une personne ;</text:span></text:p>
      <text:p text:style-name="P14">Action<text:span text:style-name="T9"> : </text:span><text:span text:style-name="T10">transformation de l’état ;</text:span></text:p>
      <text:p text:style-name="P15">Propriété<text:span text:style-name="T9"> : </text:span><text:span text:style-name="T10">qualité, durée etc.</text:span></text:p>
      <text:h text:style-name="Heading_20_3" text:outline-level="3">Repérage</text:h>
      <text:p text:style-name="P19"/>
      <text:p text:style-name="P7"><text:span text:style-name="T12">L'association</text:span> <text:span text:style-name="T22">CultureDiffusion</text:span> souhaite réaliser une <text:span text:style-name="T12">bibliothèque numérique</text:span> à <text:span text:style-name="T26">gestion d</text:span><text:span text:style-name="T24">écentralisée</text:span>.</text:p>
      <text:p text:style-name="P7">Le principe est de permettre à chaque <text:span text:style-name="T12">membre</text:span> de <text:span text:style-name="T33">numériser</text:span> les <text:span text:style-name="T12">œuvres</text:span> et aux <text:span text:style-name="T13">bibliothécaires</text:span> de les <text:span text:style-name="T33">proposer à l'</text:span><text:span text:style-name="T12">emprunt</text:span> selon deux modalités :</text:p>
      <text:p text:style-name="P7">Toutes les <text:span text:style-name="T12">œuvres du domaine public</text:span> sont <text:span text:style-name="T24">accessibles gratuitement</text:span>, toutes les <text:span text:style-name="T12">œuvres sous droits</text:span> sont proposées en <text:span text:style-name="T13">loca</text:span><text:span text:style-name="T24">tion</text:span> pour une période de <text:span text:style-name="T24">2 semaines</text:span>.</text:p>
      <text:p text:style-name="P7">Lorsqu'une œuvre <text:span text:style-name="T33">passe dans le domaine public</text:span>, elle devient <text:span text:style-name="T24">accessible gratuitement</text:span> et <text:span text:style-name="T24">est diffusée aux membres</text:span> <text:span text:style-name="T33">ayant accordé</text:span> à <text:span text:style-name="T13">l'application</text:span> <text:span text:style-name="T24">suffisamment d'espace disque</text:span>.</text:p>
      <text:p text:style-name="P7">Chaque <text:span text:style-name="T11">membre</text:span> de la <text:span text:style-name="T11">bibliothèque</text:span> peut <text:span text:style-name="T33">emprunter</text:span> ou <text:span text:style-name="T33">louer</text:span> une <text:span text:style-name="T11">œuvre</text:span>.</text:p>
      <text:p text:style-name="P7">Chaque <text:span text:style-name="T11">membre</text:span> peut <text:span text:style-name="T11">proposer</text:span> une œuvre et ainsi <text:span text:style-name="T33">enrichir</text:span> la <text:span text:style-name="T11">bibliothèque</text:span>.</text:p>
      <text:p text:style-name="P7">Chaque <text:span text:style-name="T11">œuvre</text:span> est constituée d'un <text:span text:style-name="T12">fichier</text:span> contenant l'œuvre et d'un fichier au <text:span text:style-name="T24">format json</text:span> contenant <text:span text:style-name="T24">les informations sur l'œuvre</text:span>.</text:p>
      <text:p text:style-name="P7">L'application bibliothèque possède un <text:span text:style-name="T12">index</text:span> des œuvres qui est <text:span text:style-name="T24">mis à jour</text:span> à chaque <text:span text:style-name="T33">ajout</text:span> ou <text:span text:style-name="T33">suppression</text:span> d'œuvre.</text:p>
      <text:p text:style-name="P7">L'application possède quatre <text:span text:style-name="T12">rubriques</text:span> proposées sous forme de <text:span text:style-name="T12">répertoires</text:span>.</text:p>
      <text:p text:style-name="P7">Un répertoire "<text:span text:style-name="T12">fond_commun</text:span>" avec une partie des œuvres <text:span text:style-name="T24">libres de droits</text:span> de <text:span text:style-name="T11">l'association</text:span>.</text:p>
      <text:p text:style-name="P7">Un répertoire "<text:span text:style-name="T11">emprunts</text:span>" avec les <text:span text:style-name="T11">œuvres</text:span> sous droit empruntées par le <text:span text:style-name="T11">membre</text:span> qui sont <text:span text:style-name="T24">chiffrées</text:span> avec sa <text:span text:style-name="T12">clé</text:span>.</text:p>
      <text:p text:style-name="P7">Un <text:span text:style-name="T12">répertoire "séquestre"</text:span> avec une partie des <text:span text:style-name="T11">œuvres</text:span> sous <text:span text:style-name="T11">droit</text:span> gérée par <text:span text:style-name="T11">l'association</text:span>, <text:span text:style-name="T24">tous les fichiers y sont chiffrés</text:span>, <text:span text:style-name="T11">l</text:span><text:span text:style-name="T12">'index</text:span> n'y est pas <text:span text:style-name="T11">accessible de façon directe</text:span>.</text:p>
      <text:p text:style-name="P7">Un <text:span text:style-name="T12">répertoire "à modérer" </text:span>avec les <text:span text:style-name="T11">œuvres</text:span> que le <text:span text:style-name="T11">membre</text:span> a <text:span text:style-name="T11">proposées</text:span>.</text:p>
      <text:p text:style-name="P7">Lorsqu'une <text:span text:style-name="T11">œuvre</text:span> est <text:span text:style-name="T11">proposée</text:span> par un membre, elle est <text:span text:style-name="T33">soumise à modération</text:span>.</text:p>
      <text:p text:style-name="P7">Les <text:span text:style-name="T11">bibliothécaires</text:span> <text:span text:style-name="T33">voient les œuvres soumises</text:span>, vérifient et complètent les <text:span text:style-name="T12">données</text:span> telles que les <text:span text:style-name="T24">auteurs</text:span>, <text:span text:style-name="T24">éditeur</text:span>, <text:span text:style-name="T24">langue</text:span>, <text:span text:style-name="T24">pays d'origine</text:span>, <text:span text:style-name="T24">date de publication</text:span><text:span text:style-name="T46">, </text:span><text:span text:style-name="T24">droits</text:span><text:span text:style-name="T46">, </text:span><text:span text:style-name="T24">catégorie de l'œuvre</text:span><text:span text:style-name="T46">, </text:span><text:span text:style-name="T24">format du support</text:span>, puis ils décident du <text:span text:style-name="T12">statut de l'œuvre</text:span> et donc si elle est dans le domaine public ou non, ou si elle est <text:span text:style-name="T24">rejetée</text:span>.</text:p>
      <text:p text:style-name="P7">Selon le statut de l'<text:span text:style-name="T11">œuvre modérée</text:span>, l'application <text:span text:style-name="T33">range</text:span> dans la bonne <text:span text:style-name="T12">rubrique</text:span> et <text:span text:style-name="T33">gère</text:span> les <text:span text:style-name="T12">droits d'accès</text:span>.</text:p>
      <text:p text:style-name="P7">Si l'<text:span text:style-name="T11">œuvre</text:span> est dans le <text:span text:style-name="T11">domaine public</text:span> il peut y en avoir autant de <text:span text:style-name="T12">copie</text:span> qu'il y a de membre.</text:p>
      <text:p text:style-name="P7">Si l'<text:span text:style-name="T11">œuvre</text:span> est <text:span text:style-name="T24">protégée</text:span> alors il ne peut y avoir que <text:span text:style-name="T24">3 fois plus de copies</text:span> que de <text:span text:style-name="T11">licence d'exploitation</text:span>, et chaque œuvre est <text:span text:style-name="T24">chiffrée</text:span> par une <text:span text:style-name="T11">clé différente</text:span> ayant une <text:span text:style-name="T24">date de validité</text:span>.</text:p>
      <text:p text:style-name="P7">À la <text:span text:style-name="T11">fin de la validité d'un emprunt</text:span>, l'application bibliothèque supprime automatiquement l'œuvre du répertoire du membre.</text:p>
      <text:p text:style-name="P7">Les œuvres sont classées selon les types et sous-types suivants :</text:p>
      <text:p text:style-name="P7">Article</text:p>
      <text:p text:style-name="P7">Livre :</text:p>
      <text:p text:style-name="P7"><text:s text:c="4"/>BD</text:p>
      <text:p text:style-name="P7"><text:s text:c="4"/>Enfants</text:p>
      <text:p text:style-name="P7"><text:s text:c="4"/>Romans</text:p>
      <text:p text:style-name="P7"><text:s text:c="4"/>Livre technique</text:p>
      <text:p text:style-name="P7"><text:s text:c="4"/>Education</text:p>
      <text:p text:style-name="P7"><text:s text:c="4"/>Loisir</text:p>
      <text:p text:style-name="P7"><text:soft-page-break/><text:s text:c="4"/>Culture</text:p>
      <text:p text:style-name="P7"><text:s text:c="4"/>Sante</text:p>
      <text:p text:style-name="P7"><text:s text:c="4"/>etc</text:p>
      <text:p text:style-name="P7">Musique :</text:p>
      <text:p text:style-name="P7"><text:s text:c="4"/>Classique</text:p>
      <text:p text:style-name="P7"><text:s text:c="4"/>Jazz/Funk/Soul</text:p>
      <text:p text:style-name="P7"><text:s text:c="4"/>Pop</text:p>
      <text:p text:style-name="P7"><text:s text:c="4"/>Metal</text:p>
      <text:p text:style-name="P7"><text:s text:c="4"/>etc</text:p>
      <text:p text:style-name="P7">Vidéos :</text:p>
      <text:p text:style-name="P7"><text:s text:c="4"/>SF</text:p>
      <text:p text:style-name="P7"><text:s text:c="4"/>Histoire</text:p>
      <text:p text:style-name="P7"><text:s text:c="4"/>Série</text:p>
      <text:p text:style-name="P7"><text:s text:c="4"/>Documentaire</text:p>
      <text:p text:style-name="P7"><text:s text:c="4"/>etc</text:p>
      <text:p text:style-name="P7"/>
      <text:p text:style-name="P7">Certaines <text:span text:style-name="T7">œuvres</text:span> appartiennent à plusieurs catégories en même temps.</text:p>
      <text:p text:style-name="P7"/>
      <text:h text:style-name="P58" text:outline-level="2">Glossaire</text:h>
      <text:p text:style-name="P16"/>
      <text:p text:style-name="P32">1<text:span text:style-name="T67">er</text:span> étape identifier les concepts, mots clés et phrases clés et créer une entrée dans un tableau ;</text:p>
      <text:p text:style-name="P32">2me étape trouver une définitions pour chaque entrées créée ;</text:p>
      <text:p text:style-name="P32">3me étape classer les entrées alphabétiquement.</text:p>
      <text:p text:style-name="P32"/>
      <text:p text:style-name="P32">Exemple à l’étape deux nous avons :</text:p>
      <text:p text:style-name="P16"/>
      <text:p text:style-name="P17"><text:span text:style-name="T15">A</text:span><text:span text:style-name="T14">ssociation</text:span><text:span text:style-name="T49"> :</text:span><text:span text:style-name="T48">Personne morale au sens loi 1901.</text:span></text:p>
      <text:p text:style-name="P8"><text:span text:style-name="T23">CultureDiffusion</text:span><text:span text:style-name="T48">:Nom de l’application.</text:span></text:p>
      <text:p text:style-name="P8"><text:span text:style-name="T15">Bibliothèque numérique</text:span><text:span text:style-name="T48"> : Application informatique qui fonctionne métaphoriquement comme une bibliothèque/médiathèque physique.</text:span></text:p>
      <text:p text:style-name="P8"><text:span text:style-name="T27">Gestion décentralisée</text:span><text:span text:style-name="T48">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8"><text:span text:style-name="T12">Membre</text:span><text:span text:style-name="T47"> : </text:span><text:span text:style-name="T50">Toute personne ayant un compte sur l’application.</text:span></text:p>
      <text:p text:style-name="P8"><text:span text:style-name="T34">N</text:span><text:span text:style-name="T33">umériser</text:span><text:span text:style-name="T47"> : </text:span><text:span text:style-name="T50">Consiste à créer ne projection de l’œuvre dans un fichier, par exemple à scanner un livre.</text:span></text:p>
      <text:p text:style-name="P8"><text:span text:style-name="T15">Œ</text:span><text:span text:style-name="T12">uvres</text:span><text:span text:style-name="T47"> : </text:span><text:span text:style-name="T50">Création ou réalisation humaine ayant généralement un intérêt artistique .</text:span></text:p>
      <text:p text:style-name="P8"><text:span text:style-name="T15">B</text:span><text:span text:style-name="T13">ibliothécaires</text:span><text:span text:style-name="T51"> : </text:span><text:span text:style-name="T50">Membre de l’application en charge de classer les œuvres et de vérifier leur nature.</text:span></text:p>
      <text:p text:style-name="P8"><text:span text:style-name="T34">P</text:span><text:span text:style-name="T33">roposer à l'</text:span><text:span text:style-name="T12">emprunt</text:span><text:span text:style-name="T47"> : </text:span><text:span text:style-name="T52">Action des bibliothécaires permettant de partager les œuvres.</text:span></text:p>
      <text:p text:style-name="P17"><text:span text:style-name="T16">Œ</text:span><text:span text:style-name="T14">uvres du domaine public </text:span><text:span text:style-name="T49">: </text:span><text:span text:style-name="T52">Création ou réalisation dont les droits moraux permettent leur usage par tous gratuitement généralement par ce que l’auteur est mort depuis plus de 70 ans.</text:span></text:p>
      <text:p text:style-name="P17"><text:span text:style-name="T28">A</text:span><text:span text:style-name="T25">ccessibles gratuitement</text:span><text:span text:style-name="T49"> : </text:span><text:span text:style-name="T53">L’accès à l’œuvre est permis au membre sans contrepartie financière.</text:span></text:p>
      <text:p text:style-name="P17"><text:span text:style-name="T17">Œ</text:span><text:span text:style-name="T14">uvres sous droits</text:span><text:span text:style-name="T49">: </text:span><text:span text:style-name="T54">œuvres pour lesquelles ils existent encore des ayant droits et qui imposent de respecter des règles strictes de mise à disposition.</text:span></text:p>
      <text:p text:style-name="P17"><text:span text:style-name="T20">L</text:span><text:span text:style-name="T13">oca</text:span><text:span text:style-name="T25">tion </text:span><text:span text:style-name="T31">d’une œuvre</text:span></text:p>
      <text:p text:style-name="P20"><text:span text:style-name="T66">Délai de deux</text:span> semaines <text:span text:style-name="T66">de location</text:span><text:span text:style-name="T57"> : </text:span><text:span text:style-name="T58">Contrainte sur la durée d’utilisation d’une œuvre</text:span></text:p>
      <text:p text:style-name="P25"><text:span text:style-name="T66">Œuvre </text:span>pass<text:span text:style-name="T66">ant</text:span> dans le domaine public</text:p>
      <text:p text:style-name="P17"><text:span text:style-name="T31">Œuvre a</text:span><text:span text:style-name="T25">ccessible gratuitement</text:span></text:p>
      <text:p text:style-name="P20"><text:span text:style-name="T66">Œuvre d</text:span>iffusée aux membres</text:p>
      <text:p text:style-name="P25"><text:span text:style-name="T66">Membre </text:span>accord<text:span text:style-name="T66">ant de l’espace disque au partage</text:span></text:p>
      <text:p text:style-name="P17"><text:span text:style-name="T20">A</text:span><text:span text:style-name="T13">pplication</text:span></text:p>
      <text:p text:style-name="P17"><text:span text:style-name="T31">Teste et validation de</text:span><text:span text:style-name="T25"> </text:span><text:span text:style-name="T31">l</text:span><text:span text:style-name="T25">'espace disque</text:span></text:p>
      <text:p text:style-name="P17"><text:span text:style-name="T38">E</text:span><text:span text:style-name="T36">mprunter </text:span><text:span text:style-name="T38">une œuvre libre de droits</text:span></text:p>
      <text:p text:style-name="P33"><text:span text:style-name="T33">Œuvre Libre de droits</text:span><text:span text:style-name="T47"> : </text:span><text:span text:style-name="T54">synonyme de « </text:span><text:span text:style-name="T16">Œ</text:span><text:span text:style-name="T14">uvres du domaine public »</text:span><text:span text:style-name="T49">,</text:span></text:p>
      <text:p text:style-name="P41">Œuvre orpheline : œuvre sous droits mais dont on ne connaît pas l’auter</text:p>
      <text:p text:style-name="P41">Œuvre sous « creative common » : certaine permettent le partage d’autre non selon la licence.</text:p>
      <text:p text:style-name="P25"><text:span text:style-name="T66">L</text:span>ouer <text:span text:style-name="T66">une œuvre sous droits</text:span></text:p>
      <text:p text:style-name="P9"><text:span text:style-name="T38">E</text:span><text:span text:style-name="T34">nrichir</text:span><text:span text:style-name="T48"> la </text:span><text:span text:style-name="T39">bibliothèque</text:span><text:span text:style-name="T48">.</text:span></text:p>
      <text:p text:style-name="P28">Fichier</text:p>
      <text:p text:style-name="P21"><text:span text:style-name="T66">F</text:span>ormat json</text:p>
      <text:p text:style-name="P34"><text:span text:style-name="T31">I</text:span><text:span text:style-name="T25">nformations sur </text:span><text:span text:style-name="T31">une </text:span><text:span text:style-name="T25">œuvre</text:span></text:p>
      <text:p text:style-name="P34"><text:span text:style-name="T20">I</text:span><text:span text:style-name="T14">ndex</text:span></text:p>
      <text:p text:style-name="P21"><text:span text:style-name="T66">Index </text:span>mis à jour</text:p>
      <text:p text:style-name="P27">Mise à jour de l’index</text:p>
      <text:p text:style-name="P34"><text:span text:style-name="T38">A</text:span><text:span text:style-name="T36">jout </text:span><text:span text:style-name="T38">d’une œuvre</text:span></text:p>
      <text:p text:style-name="P26"><text:span text:style-name="T66">S</text:span>uppression <text:span text:style-name="T66">d’une œuvre</text:span></text:p>
      <text:p text:style-name="P34"><text:span text:style-name="T20">R</text:span><text:span text:style-name="T14">ubriques</text:span></text:p>
      <text:p text:style-name="P34"><text:soft-page-break/><text:span text:style-name="T21">R</text:span><text:span text:style-name="T14">épertoires</text:span></text:p>
      <text:p text:style-name="P28"><text:span text:style-name="T68">F</text:span>ond_commun</text:p>
      <text:p text:style-name="P24"><text:span text:style-name="T68">Fichier </text:span>chiffré</text:p>
      <text:p text:style-name="P34"><text:span text:style-name="T21">C</text:span><text:span text:style-name="T15">lé</text:span></text:p>
      <text:p text:style-name="P30"><text:span text:style-name="T18">Ré</text:span><text:span text:style-name="T14">pertoire "séquestre"</text:span></text:p>
      <text:p text:style-name="P30"><text:span text:style-name="T29">F</text:span><text:span text:style-name="T25">ichiers chiffrés</text:span></text:p>
      <text:p text:style-name="P30"><text:span text:style-name="T18">I</text:span><text:span text:style-name="T14">ndex</text:span></text:p>
      <text:p text:style-name="P30"><text:span text:style-name="T45">A</text:span><text:span text:style-name="T43">ccessible de façon directe</text:span></text:p>
      <text:p text:style-name="P10"><text:span text:style-name="T18">R</text:span><text:span text:style-name="T12">épertoire "à modérer" </text:span></text:p>
      <text:p text:style-name="P10"><text:span text:style-name="T35">S</text:span><text:span text:style-name="T33">oumise à modération</text:span></text:p>
      <text:p text:style-name="P30"><text:span text:style-name="T35">V</text:span><text:span text:style-name="T36">oi</text:span><text:span text:style-name="T35">r</text:span><text:span text:style-name="T36">e les œuvres soumises</text:span></text:p>
      <text:p text:style-name="P30"><text:span text:style-name="T18">D</text:span><text:span text:style-name="T14">onnées :</text:span></text:p>
      <text:p text:style-name="P30"><text:span text:style-name="T49"><text:tab/></text:span><text:span text:style-name="T29">A</text:span><text:span text:style-name="T25">uteurs</text:span><text:span text:style-name="T49"> : </text:span><text:span text:style-name="T65">,</text:span></text:p>
      <text:p text:style-name="P30"><text:span text:style-name="T65"><text:tab/></text:span><text:span text:style-name="T25">éditeur</text:span><text:span text:style-name="T49"> : </text:span><text:span text:style-name="T65">,</text:span></text:p>
      <text:p text:style-name="P30"><text:span text:style-name="T65"><text:tab/></text:span><text:span text:style-name="T25">langue</text:span><text:span text:style-name="T49"> : </text:span><text:span text:style-name="T65">,</text:span></text:p>
      <text:p text:style-name="P30"><text:span text:style-name="T65"><text:tab/></text:span><text:span text:style-name="T25">pays d'origine</text:span><text:span text:style-name="T49"> : </text:span><text:span text:style-name="T65">,</text:span></text:p>
      <text:p text:style-name="P30"><text:span text:style-name="T65"><text:tab/></text:span><text:span text:style-name="T25">date de publication</text:span><text:span text:style-name="T49"> : </text:span><text:span text:style-name="T63">,</text:span></text:p>
      <text:p text:style-name="P30"><text:span text:style-name="T63"><text:tab/></text:span><text:span text:style-name="T25">droits</text:span><text:span text:style-name="T49"> : </text:span><text:span text:style-name="T63">,</text:span></text:p>
      <text:p text:style-name="P30"><text:span text:style-name="T63"><text:tab/></text:span><text:span text:style-name="T25">catégorie de l'œuvre</text:span><text:span text:style-name="T49"> : </text:span><text:span text:style-name="T63">,</text:span></text:p>
      <text:p text:style-name="P30"><text:span text:style-name="T63"><text:tab/></text:span><text:span text:style-name="T25">format du support</text:span><text:span text:style-name="T49"> : </text:span></text:p>
      <text:p text:style-name="P30"><text:span text:style-name="T18">S</text:span><text:span text:style-name="T14">tatut de l'œuvre</text:span><text:span text:style-name="T49"> : </text:span><text:span text:style-name="T56">Ensemble des informations permettant de savoir si l’œuvre est dans le domaine public ou non.</text:span></text:p>
      <text:p text:style-name="P30"><text:span text:style-name="T32">Fichier r</text:span><text:span text:style-name="T25">ejeté</text:span><text:span text:style-name="T49"> : </text:span><text:span text:style-name="T55">fichier dont le partage a été refusé par les bibliothécaires.</text:span></text:p>
      <text:p text:style-name="P30"><text:span text:style-name="T44">Œ</text:span><text:span text:style-name="T43">uvre modérée</text:span></text:p>
      <text:p text:style-name="P31"><text:span text:style-name="T37">R</text:span><text:span text:style-name="T36">ange</text:span><text:span text:style-name="T42"> </text:span><text:span text:style-name="T40">dans la bonne</text:span><text:span text:style-name="T41"> </text:span><text:span text:style-name="T14">rubrique</text:span><text:span text:style-name="T49"> : </text:span></text:p>
      <text:p text:style-name="P30"><text:span text:style-name="T37">G</text:span><text:span text:style-name="T36">ère</text:span><text:span text:style-name="T44"> les </text:span><text:span text:style-name="T43">droits d'accès</text:span></text:p>
      <text:p text:style-name="P31"><text:span text:style-name="T44">D</text:span><text:span text:style-name="T43">omaine public</text:span></text:p>
      <text:p text:style-name="P31"><text:span text:style-name="T19">C</text:span><text:span text:style-name="T14">opie</text:span><text:span text:style-name="T49"> : </text:span></text:p>
      <text:p text:style-name="P31"><text:span text:style-name="T40">Œ</text:span><text:span text:style-name="T42">uvre </text:span><text:span text:style-name="T25">protégée</text:span><text:span text:style-name="T49"> : </text:span></text:p>
      <text:p text:style-name="P29"><text:span text:style-name="T64">3 fois plus de copies</text:span><text:span text:style-name="T47"> : </text:span></text:p>
      <text:p text:style-name="P31"><text:span text:style-name="T19">L</text:span><text:span text:style-name="T14">icence d'exploitation</text:span><text:span text:style-name="T49"> : </text:span></text:p>
      <text:p text:style-name="P31"><text:span text:style-name="T30">D</text:span><text:span text:style-name="T25">ate de validité</text:span><text:span text:style-name="T49"> : </text:span></text:p>
      <text:p text:style-name="P22"/>
      <text:h text:style-name="Heading_20_3" text:outline-level="3"><text:span text:style-name="T100">Glossaire technique et c</text:span>oncepts introduits par les scénarios :</text:h>
      <text:p text:style-name="P40">Anonyme : <text:span text:style-name="T72">Utilisateur non encore authentifié ou n’ayant pas de compte.</text:span></text:p>
      <text:p text:style-name="P40">Téléchargement de l’application :</text:p>
      <text:p text:style-name="P40">Installation de l’application :</text:p>
      <text:p text:style-name="P77">Utilisateur : Anonyme ou Membre ou Bibliothécaire utilisant l’application.</text:p>
      <text:p text:style-name="P78">Média : Support permettant d’exécuté l’application de la bibliothèque décentralisée.</text:p>
      <text:p text:style-name="P56"><text:span text:style-name="T61">Membre authentifié:Membre dont la connexion s’est faite avec Franc</text:span><text:span text:style-name="T62">e</text:span><text:span text:style-name="T61">Connect.</text:span></text:p>
      <text:p text:style-name="P46"><text:span text:style-name="T49">N</text:span><text:span text:style-name="T62">uméro de transaction : Identification unique de toute opération réalisée.</text:span></text:p>
      <text:p text:style-name="P46"><text:span text:style-name="T59">Fichier </text:span><text:span text:style-name="T60">journal local</text:span><text:span text:style-name="T59"> : Fichier contenant un historique de toutes les opérations ayant été effectuées </text:span><text:span text:style-name="T60">par le membre</text:span><text:span text:style-name="T59">.</text:span></text:p>
      <text:p text:style-name="P45"><text:span text:style-name="T59">F</text:span><text:span text:style-name="T47">iltre : Permet de cacher des éléments d’une liste lorsque ces éléments ne sont pas voulus.</text:span></text:p>
      <text:p text:style-name="P59">Tri : Permet d’ordonner les éléments d’une liste selon les critères souhaités.</text:p>
      <text:h text:style-name="P58" text:outline-level="2">Liste des scénarios</text:h>
      <text:p text:style-name="P36"/>
      <text:p text:style-name="P37">La transcription du cahier des charges en scénario donne lieu à des échanges avec le client à la fois pour préciser les hypothèses, mais également par ce qu’elle fait apparaître de nouveau concept et décrire dans le glossaire.</text:p>
      <text:p text:style-name="P37">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7"/>
      <text:p text:style-name="P37">Il faut détailler en premier les étapes des scénarios les plus importants.</text:p>
      <text:p text:style-name="P36"/>
      <text:h text:style-name="Heading_20_3" text:outline-level="3">Installer l’application</text:h>
      <text:p text:style-name="P35"><text:tab/><text:span text:style-name="T82">Description </text:span><text:span text:style-name="T69">: Décrit le processus d’installation de l’application sur différents médias</text:span></text:p>
      <text:p text:style-name="P35"><text:tab/><text:span text:style-name="T82">Acteurs </text:span><text:span text:style-name="T69">: L’utilisateur, </text:span><text:span text:style-name="T71">le serveur de mis à disposition de l’application.</text:span></text:p>
      <text:p text:style-name="P35"><text:tab/><text:span text:style-name="T82">Précondition </text:span><text:span text:style-name="T69">: Le téléchargement de l’application doit être possible depuis le média (ordinateur ou smartphone) <text:s/>de l’utilisateur</text:span></text:p>
      <text:p text:style-name="P39"><text:span text:style-name="T70"><text:tab/></text:span><text:span text:style-name="T83">É</text:span><text:span text:style-name="T82">tapes </text:span><text:span text:style-name="T69">:</text:span></text:p>
      <text:list xml:id="list3832697485" text:style-name="L1">
        <text:list-item>
          <text:p text:style-name="P73"><text:span text:style-name="T72">L</text:span><text:span text:style-name="T97">e futur utilisateur ouvre son navigateur ou le market store de son système d’exploitation.</text:span></text:p>
        </text:list-item>
        <text:list-item>
          <text:p text:style-name="P62">Le futur utilisateur saisit le nom de l’application.</text:p>
        </text:list-item>
        <text:list-item>
          <text:p text:style-name="P63">La page de sélection affiche la description de l’application et ses informations légales, notamment celles correspondant aux partages des œuvres et à leurs droits d’auteurs.</text:p>
        </text:list-item>
        <text:list-item>
          <text:p text:style-name="P63">Le futur utilisateur sélectionne l’application et l’installe.</text:p>
        </text:list-item>
      </text:list>
      <text:p text:style-name="P35"/>
      <text:h text:style-name="Heading_20_3" text:outline-level="3">Devenir Membre</text:h>
      <text:p text:style-name="P39"><text:tab/><text:span text:style-name="T82">Description </text:span><text:span text:style-name="T69">: Un </text:span><text:span text:style-name="T71">anonyme</text:span></text:p>
      <text:p text:style-name="P39"><text:tab/><text:span text:style-name="T84">Acteurs </text:span><text:span text:style-name="T71">: </text:span><text:span text:style-name="T72">un utilisateur Anonyme, </text:span><text:span text:style-name="T75">FranceConnect, les différents mandataires de FranceConnecte.</text:span></text:p>
      <text:p text:style-name="P39"><text:tab/><text:span text:style-name="T84">Prérequis </text:span><text:span text:style-name="T71">: le scénario « </text:span><text:span text:style-name="T70">Installer l’application » </text:span><text:span text:style-name="T71">a été exécuté sans erreur.</text:span></text:p>
      <text:p text:style-name="P39"><text:tab/><text:span text:style-name="T83">Étapes </text:span><text:span text:style-name="T72">:</text:span></text:p>
      <text:list xml:id="list235318643397860" text:continue-list="list3832697485" text:style-name="L1">
        <text:list-item text:start-value="1">
          <text:p text:style-name="P75">L’utilisateur anonyme lance l’application.</text:p>
        </text:list-item>
        <text:list-item>
          <text:p text:style-name="P64">L’application détecte que c’est son premier lancement sur le média.</text:p>
        </text:list-item>
        <text:list-item>
          <text:p text:style-name="P65">L’application affiche une page d’information.</text:p>
        </text:list-item>
        <text:list-item>
          <text:p text:style-name="P76"><text:span text:style-name="T72">L’application </text:span><text:span text:style-name="T73">propose </text:span><text:span text:style-name="T72">à l’utilisateur d</text:span><text:span text:style-name="T73">e se connecter via </text:span><text:span text:style-name="T72">France</text:span><text:span text:style-name="T73">C</text:span><text:span text:style-name="T72">onnect.</text:span></text:p>
        </text:list-item>
        <text:list-item>
          <text:p text:style-name="P65">L’application propose de créer un compte ne pouvant déposer ou louer des œuvres.</text:p>
        </text:list-item>
        <text:list-item>
          <text:p text:style-name="P60"><text:span text:style-name="T72">L’utilisateur </text:span><text:span text:style-name="T73">choisit de se connecter via FranceConnect.</text:span></text:p>
        </text:list-item>
        <text:list-item>
          <text:p text:style-name="P61"><text:span text:style-name="T73">L’application </text:span><text:span text:style-name="T74">propose les différents sites d’identification.</text:span></text:p>
        </text:list-item>
        <text:list-item>
          <text:p text:style-name="P66">L’utilisateur choisit l’un des sites.</text:p>
        </text:list-item>
        <text:list-item>
          <text:p text:style-name="P66">L’utilisateur s’authentifie.</text:p>
        </text:list-item>
        <text:list-item>
          <text:p text:style-name="P67">L’application reçoit les informations de connexion.</text:p>
        </text:list-item>
        <text:list-item>
          <text:p text:style-name="P67">L’application affiche toutes les actions, dont celles de dépôt.</text:p>
        </text:list-item>
      </text:list>
      <text:p text:style-name="P48"/>
      <text:p text:style-name="P47"><text:tab/><text:span text:style-name="T85">Scénario alternatif</text:span><text:span text:style-name="T72">:</text:span></text:p>
      <text:p text:style-name="P39"><text:tab/><text:span text:style-name="T96">branchement à l’étape 6</text:span></text:p>
      <text:list xml:id="list235319219206760" text:continue-list="list235318643397860" text:style-name="L1">
        <text:list-item text:start-value="1">
          <text:p text:style-name="P74"><text:span text:style-name="T72">L’utilisateur </text:span><text:span text:style-name="T96">choisit de </text:span><text:span text:style-name="T77">crée</text:span><text:span text:style-name="T96">r</text:span><text:span text:style-name="T77"> un nouvel identifiant</text:span><text:span text:style-name="T76">.</text:span></text:p>
        </text:list-item>
        <text:list-item>
          <text:p text:style-name="P68">L’application demande le nom , prénom et date de naissance de l’utilisateur.</text:p>
        </text:list-item>
        <text:list-item>
          <text:p text:style-name="P68">L’utilisateur saisit les informations.</text:p>
        </text:list-item>
        <text:list-item>
          <text:p text:style-name="P68">À partir de ces informations, l’application crée</text:p>
        </text:list-item>
      </text:list>
      <text:list xml:id="list4004283095" text:style-name="L2">
        <text:list-item>
          <text:p text:style-name="P69">un identifiant unique garantissant l’anonymat,</text:p>
        </text:list-item>
        <text:list-item>
          <text:p text:style-name="P69"><text:soft-page-break/><text:span text:style-name="T81">une paire de clés, publique et privée, pour enregistrer les opérations qui seront fa</text:span><text:span text:style-name="T89">i</text:span><text:span text:style-name="T81">tes.</text:span></text:p>
        </text:list-item>
      </text:list>
      <text:list xml:id="list235319030667223" text:continue-list="list235319219206760" text:style-name="L1">
        <text:list-item>
          <text:p text:style-name="P70"><text:span text:style-name="T96">L</text:span>’application transmet <text:span text:style-name="T81">l’identifiant et la clé publique au serveur de l’association.</text:span></text:p>
        </text:list-item>
        <text:list-item>
          <text:p text:style-name="P71">L’application affiche les actions permises.</text:p>
        </text:list-item>
        <text:list-item>
          <text:p text:style-name="P72">L’application affiche la liste des œuvres dans le domaine public.</text:p>
        </text:list-item>
      </text:list>
      <text:p text:style-name="P49"/>
      <text:p text:style-name="P39"><text:tab/><text:span text:style-name="T88">Documents </text:span><text:span text:style-name="T78">:</text:span></text:p>
      <text:p text:style-name="P44"><text:tab/><text:tab/><text:span text:style-name="T78">Page d’information affichée : </text:span><text:span text:style-name="T73"><text:s/>pour expliquer </text:span><text:span text:style-name="T74">l’objectif de l’application, ses possibilités et précise que </text:span><text:span text:style-name="T73">l’utilisateur devra utiliser un compte FranceConnect s’il veut pouvoir louer des œuvres sous droit</text:span><text:span text:style-name="T74">s</text:span><text:span text:style-name="T73"> ou déposer des œuvres.</text:span></text:p>
      <text:p text:style-name="P39"><text:tab/><text:tab/><text:tab/></text:p>
      <text:h text:style-name="Heading_20_3" text:outline-level="3">Devenir Bibliothécaire</text:h>
      <text:p text:style-name="P53"><text:tab/><text:span text:style-name="T86">Description </text:span><text:span text:style-name="T79">: </text:span><text:span text:style-name="T101">Un membre demande à devenir bibliothécaire.</text:span></text:p>
      <text:p text:style-name="P53"><text:tab/><text:span text:style-name="T86">Acteurs </text:span><text:span text:style-name="T79">: </text:span><text:span text:style-name="T101">Membre, Bibliothécaire</text:span></text:p>
      <text:p text:style-name="P53"><text:tab/><text:span text:style-name="T86">Prérequis </text:span><text:span text:style-name="T79">: </text:span><text:span text:style-name="T101">Il existe au moins un Bibliothécaire actif.</text:span></text:p>
      <text:p text:style-name="P53"><text:tab/><text:span text:style-name="T86">Étapes </text:span><text:span text:style-name="T79">:</text:span></text:p>
      <text:list xml:id="list1389890855" text:style-name="L5">
        <text:list-item>
          <text:p text:style-name="P91">Un membre demande à l’application à devenir bibliothécaires.</text:p>
        </text:list-item>
        <text:list-item>
          <text:p text:style-name="P92"><text:span text:style-name="T101">L’application enregistre la demande et soumet la demande </text:span><text:span text:style-name="T102">aux </text:span><text:span text:style-name="T101">bibliothécaire</text:span><text:span text:style-name="T102">s</text:span><text:span text:style-name="T101">.</text:span></text:p>
        </text:list-item>
        <text:list-item>
          <text:p text:style-name="P94">L’application sur le média d’un autre bibliothécaire transmet à son utilisateur la demande <text:span text:style-name="T102">pour modération.</text:span></text:p>
        </text:list-item>
        <text:list-item>
          <text:p text:style-name="P95">L’application demande au bibliothécaire s’il :</text:p>
        </text:list-item>
      </text:list>
      <text:list xml:id="list2876691188" text:style-name="L6">
        <text:list-item>
          <text:p text:style-name="P100">accepte,</text:p>
        </text:list-item>
        <text:list-item>
          <text:p text:style-name="P101">rejette,</text:p>
        </text:list-item>
        <text:list-item>
          <text:p text:style-name="P101">n’a pas d’avis,</text:p>
        </text:list-item>
        <text:list-item>
          <text:p text:style-name="P101">ou souhaite ignorer la candidature.</text:p>
        </text:list-item>
      </text:list>
      <text:list xml:id="list235319152177835" text:continue-list="list1389890855" text:style-name="L5">
        <text:list-item>
          <text:p text:style-name="P95">Le bibliothécaire indique à l’application quel est son choix.</text:p>
        </text:list-item>
        <text:list-item>
          <text:p text:style-name="P95">L’application partage de façon anonyme et unique ce choix avec les autres applications <text:span text:style-name="T103">sur les médias des autres Bibliothécaires</text:span>.</text:p>
        </text:list-item>
        <text:list-item>
          <text:p text:style-name="P96">Le Bibliothécaire peut modifier son choix tant que le délai imparti n’est pas écoulé.</text:p>
        </text:list-item>
        <text:list-item>
          <text:p text:style-name="P97">Une fois le délai écoulé, les applications des bibliothécaires propagent aux autres applications la décision automatique prise ainsi :</text:p>
        </text:list-item>
      </text:list>
      <text:list xml:id="list1491013045" text:style-name="L7">
        <text:list-item>
          <text:p text:style-name="P102"><text:span text:style-name="T102">Si </text:span><text:span text:style-name="T104">la majorité des bibliothécaires ont accepté la candidature du membre alors celui-ci devient bibliothécaire.</text:span></text:p>
        </text:list-item>
      </text:list>
      <text:list xml:id="list235318444934481" text:continue-list="list235319152177835" text:style-name="L5">
        <text:list-item>
          <text:p text:style-name="P98">Le membre consulte la décision <text:span text:style-name="T106">depuis l’application sur son média</text:span>.</text:p>
        </text:list-item>
        <text:list-item>
          <text:p text:style-name="P93"><text:span text:style-name="T106">Si l</text:span><text:span text:style-name="T105">’application du futur bibliothécaire constate qu’il est promu bibliothécaire </text:span><text:span text:style-name="T106">alors il</text:span><text:span text:style-name="T105"> reçoit les droits lui permettant d’accéder à l’ensemble des contenus et de pouvoir accepter ou refuser les modérations.</text:span></text:p>
        </text:list-item>
        <text:list-item>
          <text:p text:style-name="P99">Sinon l’application indique le refus de sa promotion.</text:p>
        </text:list-item>
      </text:list>
      <text:p text:style-name="P53"><text:soft-page-break/><text:tab/><text:span text:style-name="T86">Scénario</text:span><text:span text:style-name="T87">s</text:span><text:span text:style-name="T86"> al</text:span><text:span text:style-name="T87">t</text:span><text:span text:style-name="T86">ernatif</text:span><text:span text:style-name="T87">s</text:span><text:span text:style-name="T80"> :</text:span></text:p>
      <text:p text:style-name="P80">La majorité des bibliothécaires refuse la promotion.</text:p>
      <text:p text:style-name="P80"/>
      <text:p text:style-name="P53"><text:tab/><text:span text:style-name="T87">Scénarios erreurs</text:span><text:span text:style-name="T80"> :</text:span></text:p>
      <text:p text:style-name="P50"><text:tab/><text:span text:style-name="T87">Données, documents, écrans</text:span><text:span text:style-name="T80"> :</text:span></text:p>
      <text:h text:style-name="Heading_20_3" text:outline-level="3">Se connecter</text:h>
      <text:p text:style-name="P43">@TODO</text:p>
      <text:p text:style-name="P43"/>
      <text:h text:style-name="Heading_20_3" text:outline-level="3">Accéder à la liste des œuvres</text:h>
      <text:p text:style-name="P55"><text:tab/><text:span text:style-name="T86">Description </text:span><text:span text:style-name="T79">: </text:span><text:span text:style-name="T100">L’utilisateur demande à voir la liste des œuvres</text:span></text:p>
      <text:p text:style-name="P55"><text:tab/><text:span text:style-name="T86">Acteurs </text:span><text:span text:style-name="T79">: </text:span><text:span text:style-name="T100">Utilisateur</text:span></text:p>
      <text:p text:style-name="P55"><text:tab/><text:span text:style-name="T86">Prérequis </text:span><text:span text:style-name="T79">:</text:span></text:p>
      <text:p text:style-name="P55"><text:tab/><text:span text:style-name="T86">Étapes </text:span><text:span text:style-name="T79">:</text:span></text:p>
      <text:p text:style-name="P55"><text:tab/><text:span text:style-name="T86">Scénario</text:span><text:span text:style-name="T87">s</text:span><text:span text:style-name="T86"> al</text:span><text:span text:style-name="T87">t</text:span><text:span text:style-name="T86">ernatif</text:span><text:span text:style-name="T87">s</text:span><text:span text:style-name="T80"> :</text:span></text:p>
      <text:p text:style-name="P55"><text:tab/><text:span text:style-name="T87">Scénarios erreurs</text:span><text:span text:style-name="T80"> :</text:span></text:p>
      <text:p text:style-name="P52"><text:tab/><text:span text:style-name="T87">Données, documents, écrans</text:span><text:span text:style-name="T80"> :</text:span></text:p>
      <text:p text:style-name="P35"/>
      <text:h text:style-name="Heading_20_3" text:outline-level="3">Déposer une œuvre numérisée</text:h>
      <text:p text:style-name="Text_20_body"><text:tab/><text:span text:style-name="T86">Description </text:span><text:span text:style-name="T79">: </text:span><text:span text:style-name="T80">Un membre a numérisé une œuvre et souhaite la partager avec la bibliothèque pour enrichir son fond.</text:span></text:p>
      <text:p text:style-name="Text_20_body"><text:tab/><text:span text:style-name="T86">Acteurs </text:span><text:span text:style-name="T79">: </text:span><text:span text:style-name="T80">Membre authentifié</text:span></text:p>
      <text:p text:style-name="Text_20_body"><text:tab/><text:span text:style-name="T86">Prérequis </text:span><text:span text:style-name="T79">: </text:span><text:span text:style-name="T80">Le membre est authentifié sur l’application par FranceConnect</text:span></text:p>
      <text:p text:style-name="Text_20_body"><text:tab/><text:span text:style-name="T86">Étapes </text:span><text:span text:style-name="T79">:</text:span></text:p>
      <text:list xml:id="list36324003" text:style-name="L4">
        <text:list-item>
          <text:p text:style-name="P81"><text:span text:style-name="T90">Le membre authentifié d</text:span><text:span text:style-name="T91">emande à l’application à partager une œuvre.</text:span></text:p>
        </text:list-item>
        <text:list-item>
          <text:p text:style-name="P82">L’application affiche un formulaire de saisie d’information concernant l’œuvre.</text:p>
        </text:list-item>
        <text:list-item>
          <text:p text:style-name="P83">Le membre<text:span text:style-name="T90"> authentifié</text:span> saisit les informations, et joint le fichier de l’œuvre numérisée.</text:p>
        </text:list-item>
        <text:list-item>
          <text:p text:style-name="P83">L’application demande confirmation de l’envoi.</text:p>
        </text:list-item>
        <text:list-item>
          <text:p text:style-name="P83">Le membre<text:span text:style-name="T90"> authentifié </text:span>confirme l’envoi.</text:p>
        </text:list-item>
        <text:list-item>
          <text:p text:style-name="P84"><text:span text:style-name="T91">L’application enregistre le </text:span><text:span text:style-name="T90"><text:s/></text:span><text:span text:style-name="T91">fichier dans le répertoire « à modérer ».</text:span></text:p>
        </text:list-item>
        <text:list-item>
          <text:p text:style-name="P83">L’application créer un numéro de transaction et l’enregistre dans le <text:span text:style-name="T92">fichier </text:span>journal local.</text:p>
        </text:list-item>
        <text:list-item>
          <text:p text:style-name="P86"><text:soft-page-break/>L’application transmet le fichier, ses informations et les numéros de transaction au <text:span text:style-name="T95">dépôt sur le </text:span>serveur de l’association.</text:p>
        </text:list-item>
        <text:list-item>
          <text:p text:style-name="P85"><text:span text:style-name="T93">Les serveurs de l’association notifie</text:span><text:span text:style-name="T95">nt</text:span><text:span text:style-name="T93"> les bibliothécaires q</text:span><text:span text:style-name="T95">u</text:span><text:span text:style-name="T93">’une nouvelle œuvre est en attente de modération.</text:span></text:p>
        </text:list-item>
        <text:list-item>
          <text:p text:style-name="P86">L’application indique au membre que son partage est en attente de modération.</text:p>
        </text:list-item>
      </text:list>
      <text:p text:style-name="Text_20_body"><text:tab/><text:span text:style-name="T86">Scénario</text:span><text:span text:style-name="T87">s</text:span><text:span text:style-name="T86"> al</text:span><text:span text:style-name="T87">t</text:span><text:span text:style-name="T86">ernatif</text:span><text:span text:style-name="T87">s :</text:span></text:p>
      <text:p text:style-name="Text_20_body"><text:tab/><text:span text:style-name="T87">Scénarios erreurs :</text:span></text:p>
      <text:p text:style-name="Text_20_body"><text:tab/><text:tab/><text:span text:style-name="T94">Erreur de connexion avec le serveur.</text:span></text:p>
      <text:p text:style-name="Text_20_body"><text:tab/><text:span text:style-name="T87">Données, documents, écrans :</text:span></text:p>
      <text:p text:style-name="P42">@TODO</text:p>
      <text:p text:style-name="P38"/>
      <text:h text:style-name="Heading_20_3" text:outline-level="3">Modérer une œuvre numérisée</text:h>
      <text:p text:style-name="P54"><text:tab/><text:span text:style-name="T86">Description </text:span><text:span text:style-name="T79">: </text:span><text:span text:style-name="T98">Les bibliothécaires sont avertis des numérisations œuvres à modérer.</text:span></text:p>
      <text:p text:style-name="P54"><text:tab/><text:span text:style-name="T86">Acteurs </text:span><text:span text:style-name="T79">: </text:span><text:span text:style-name="T98">Bibliothécaire, serveur de la Bibliothèque Nationale de France</text:span></text:p>
      <text:p text:style-name="P54"><text:tab/><text:span text:style-name="T86">Prérequis </text:span><text:span text:style-name="T79">:</text:span><text:span text:style-name="T98">Le fichier d’une œuvre numérisée doit avoir été déposé et soumis en modération</text:span></text:p>
      <text:p text:style-name="P54"><text:tab/><text:span text:style-name="T86">Étapes </text:span><text:span text:style-name="T79">:</text:span></text:p>
      <text:list xml:id="list235318300521916" text:continue-list="list36324003" text:style-name="L4">
        <text:list-item text:start-value="1">
          <text:p text:style-name="P87">L’un des bibliothécaires se connecte à l’application.</text:p>
        </text:list-item>
        <text:list-item>
          <text:p text:style-name="P88">L’application lui affiche la liste des fichiers d’œuvres numérisées soumises.</text:p>
        </text:list-item>
        <text:list-item>
          <text:p text:style-name="P88">Le bibliothécaire positionne ses filtres pour ne voir que les œuvres susceptibles de l’intéresser.</text:p>
        </text:list-item>
        <text:list-item>
          <text:p text:style-name="P88">L’application n’affiche que les résultat<text:span text:style-name="T99">s correspondant aux filtres.</text:span></text:p>
        </text:list-item>
        <text:list-item>
          <text:p text:style-name="P88">Le bibliothécaire positionne les tris pour les afficher dans l’ordre voulu.</text:p>
        </text:list-item>
        <text:list-item>
          <text:p text:style-name="P88">L’<text:span text:style-name="T99">application affiche les résultats dans l’ordre souhaité.</text:span></text:p>
        </text:list-item>
        <text:list-item>
          <text:p text:style-name="P89">Le bibliothécaire sélectionne un fichier d’une œuvre.</text:p>
        </text:list-item>
        <text:list-item>
          <text:p text:style-name="P90">L’application affiche les informations saisies par le membre ayant soumis l’œuvre.</text:p>
        </text:list-item>
        <text:list-item>
          <text:p text:style-name="P90">L’application affiche un lecteur spécifique au type de fichier.</text:p>
        </text:list-item>
        <text:list-item>
          <text:p text:style-name="P90">Le bibliothécaire parcourt l’œuvre.</text:p>
        </text:list-item>
        <text:list-item>
          <text:p text:style-name="P90">Le bibliothécaire complète les informations sur l’œuvre.</text:p>
        </text:list-item>
        <text:list-item>
          <text:p text:style-name="P90">Le bibliothécaire accepte l’œuvre en précisant sa nature.</text:p>
        </text:list-item>
        <text:list-item>
          <text:p text:style-name="P90">@TODO</text:p>
        </text:list-item>
      </text:list>
      <text:p text:style-name="P54"><text:tab/><text:span text:style-name="T86">Scénario</text:span><text:span text:style-name="T87">s</text:span><text:span text:style-name="T86"> al</text:span><text:span text:style-name="T87">t</text:span><text:span text:style-name="T86">ernatif</text:span><text:span text:style-name="T87">s</text:span><text:span text:style-name="T80"> :</text:span></text:p>
      <text:p text:style-name="P54"><text:tab/><text:span text:style-name="T87">Scénarios erreurs</text:span><text:span text:style-name="T80"> :</text:span></text:p>
      <text:p text:style-name="P51"><text:soft-page-break/><text:tab/><text:span text:style-name="T87">Données, documents, écrans</text:span><text:span text:style-name="T80"> :</text:span></text:p>
      <text:p text:style-name="P38"/>
      <text:h text:style-name="Heading_20_3" text:outline-level="3">Consulter une œuvre du domaine public</text:h>
      <text:p text:style-name="P42">@TODO</text:p>
      <text:p text:style-name="P35"/>
      <text:h text:style-name="Heading_20_3" text:outline-level="3">Remplir les informations concernant une œuvre</text:h>
      <text:p text:style-name="P42">@TODO</text:p>
      <text:p text:style-name="P38"/>
      <text:h text:style-name="Heading_20_3" text:outline-level="3">Consulter les informations concernant une œuvre</text:h>
      <text:p text:style-name="P42">@TODO</text:p>
      <text:p text:style-name="P38"/>
      <text:h text:style-name="Heading_20_3" text:outline-level="3">Modifier les informations concernant une œuvre</text:h>
      <text:p text:style-name="P42">@TODO</text:p>
      <text:p text:style-name="P38"/>
      <text:h text:style-name="Heading_20_3" text:outline-level="3">Louer une œuvre sous droits d’auteur</text:h>
      <text:p text:style-name="P42">@TODO</text:p>
      <text:p text:style-name="P39"/>
      <text:h text:style-name="Heading_20_3" text:outline-level="3">Passage d’une œuvre dans le domaine public</text:h>
      <text:p text:style-name="P42">@TODO</text:p>
      <text:p text:style-name="P35"/>
      <text:h text:style-name="Heading_20_3" text:outline-level="3">Diffusion d’une œuvre libre de droits</text:h>
      <text:p text:style-name="P42">@TODO</text:p>
      <text:p text:style-name="P38"/>
      <text:h text:style-name="Heading_20_3" text:outline-level="3">Mise à jour de l’index des œuvres</text:h>
      <text:p text:style-name="P42">@TODO</text:p>
      <text:p text:style-name="P38"/>
      <text:h text:style-name="Heading_20_3" text:outline-level="3">Consultation des rubriques</text:h>
      <text:p text:style-name="P42">@TODO</text:p>
      <text:p text:style-name="P38"/>
      <text:h text:style-name="Heading_20_3" text:outline-level="3">Consultation de la rubrique « Fond commun »</text:h>
      <text:p text:style-name="P42">@TODO</text:p>
      <text:p text:style-name="P38"/>
      <text:p text:style-name="P38"/>
      <text:p text:style-name="P35"/>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0-11-15T23:53:18.041097449</dc:date>
    <dc:creator>Michaël Launay</dc:creator>
    <meta:editing-duration>PT20H22M53S</meta:editing-duration>
    <meta:editing-cycles>58</meta:editing-cycles>
    <meta:generator>LibreOffice/6.4.6.2$Linux_X86_64 LibreOffice_project/40$Build-2</meta:generator>
    <meta:document-statistic meta:table-count="0" meta:image-count="0" meta:object-count="0" meta:page-count="12" meta:paragraph-count="337" meta:word-count="3190" meta:character-count="20736" meta:non-whitespace-character-count="17727"/>
  </office:meta>
</office:document-meta>
</file>